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0b09f5" officeooo:paragraph-rsid="000b09f5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8.507cm"/>
        </style:tab-stops>
      </style:paragraph-properties>
      <style:text-properties officeooo:rsid="000937e7" officeooo:paragraph-rsid="000937e7"/>
    </style:style>
    <style:style style:name="P3" style:family="paragraph" style:parent-style-name="Text_20_body">
      <style:paragraph-properties fo:text-align="justify" style:justify-single-word="false"/>
      <style:text-properties officeooo:paragraph-rsid="000c706b"/>
    </style:style>
    <style:style style:name="P4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8.507cm"/>
        </style:tab-stops>
      </style:paragraph-properties>
      <style:text-properties officeooo:rsid="000937e7" officeooo:paragraph-rsid="000937e7"/>
    </style:style>
    <style:style style:name="P5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0937e7"/>
    </style:style>
    <style:style style:name="P6" style:family="paragraph" style:parent-style-name="Title">
      <style:text-properties officeooo:rsid="000937e7" officeooo:paragraph-rsid="000937e7"/>
    </style:style>
    <style:style style:name="P7" style:family="paragraph" style:parent-style-name="Text_20_body">
      <style:paragraph-properties fo:text-align="justify" style:justify-single-word="false">
        <style:tab-stops>
          <style:tab-stop style:position="8.507cm"/>
        </style:tab-stops>
      </style:paragraph-properties>
      <style:text-properties officeooo:rsid="000937e7" officeooo:paragraph-rsid="000937e7"/>
    </style:style>
    <style:style style:name="P8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0937e7"/>
    </style:style>
    <style:style style:name="T1" style:family="text">
      <style:text-properties officeooo:rsid="000937e7"/>
    </style:style>
    <style:style style:name="T2" style:family="text">
      <style:text-properties officeooo:rsid="0012a93c"/>
    </style:style>
    <style:style style:name="T3" style:family="text">
      <style:text-properties fo:font-style="normal" officeooo:rsid="000dc57d" style:font-style-asian="normal" style:font-style-complex="normal"/>
    </style:style>
    <style:style style:name="T4" style:family="text">
      <style:text-properties fo:font-style="normal" officeooo:rsid="000f9a40" style:font-style-asian="normal" style:font-style-complex="normal"/>
    </style:style>
    <style:style style:name="T5" style:family="text">
      <style:text-properties fo:font-style="normal" officeooo:rsid="00105e60" style:font-style-asian="normal" style:font-style-complex="normal"/>
    </style:style>
    <style:style style:name="T6" style:family="text">
      <style:text-properties fo:font-style="normal" officeooo:rsid="00110114" style:font-style-asian="normal" style:font-style-complex="normal"/>
    </style:style>
    <style:style style:name="T7" style:family="text">
      <style:text-properties fo:font-style="normal" officeooo:rsid="0011321a" style:font-style-asian="normal" style:font-style-complex="normal"/>
    </style:style>
    <style:style style:name="T8" style:family="text">
      <style:text-properties officeooo:rsid="000dc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urso de <text:span text:style-name="T8">Python</text:span></text:p>
      <text:p text:style-name="P2"><text:tab/></text:p>
      <text:p text:style-name="P2"/>
      <text:p text:style-name="P2"/>
      <text:p text:style-name="P2"/>
      <text:p text:style-name="P4">E<text:span text:style-name="T2">sse documento apresentara minhas experiencias com o curso de Python, mostrando um pouco de suas histórias e o que são e alguns conhecimentos sobre essa linguagem. Com principal interesse de aprendizado própria, e não intenção de ser um documento explicativo, <text:s/>curso, ou nada do tipo.</text:span></text:p>
      <text:p text:style-name="P5"/>
      <text:p text:style-name="P5">Por: Thiago Alexandre.</text:p>
      <text:p text:style-name="P5"/>
      <text:p text:style-name="P5"/>
      <text:p text:style-name="P5"/>
      <text:p text:style-name="P5"/>
      <text:h text:style-name="Heading_20_1" text:outline-level="1">Resumo:</text:h>
      <text:p text:style-name="Text_20_body"/>
      <text:p text:style-name="P3"><text:span text:style-name="T1">O </text:span><text:span text:style-name="Emphasis"><text:span text:style-name="T3">Python, é uma linguagem de programação, usada para diversas finalidades, </text:span></text:span><text:span text:style-name="Emphasis"><text:span text:style-name="T7">é multiplataformas, é uma linguagem livre, e orientada a objetos</text:span></text:span><text:span text:style-name="Emphasis"><text:span text:style-name="T3">. Essa linguagem, foi criada por Guido Van Hossum, em 1982, inicialmente para resolver um problema de adaptação de um programa para a linguagem C, e para resolver esse problema, Guido decide criar uma linguagem que tivesse comandos simples, fosse fácil de usar, e que não desse esse tipo de problema. O nome da linguagem, traduzida, significa serpente, porem Guido, não estava se referindo a serpente, quando a nomeou, mas estava se referindo ao programa de televisão chamado, Monty Python’s Flying </text:span></text:span><text:span text:style-name="Emphasis"><text:span text:style-name="T4">Circus. </text:span></text:span><text:span text:style-name="Emphasis"><text:span text:style-name="T5">Porem com o decorrer do tempo a linguagem passou a se referir a serpente mesmo. A linguagem Python foi patrocinada pela Darpa e evoluiu significativamente, e hoje a linguagem é usada por muita gente e </text:span></text:span><text:span text:style-name="Emphasis"><text:span text:style-name="T7">até</text:span></text:span><text:span text:style-name="Emphasis"><text:span text:style-name="T5"> criaram </text:span></text:span><text:span text:style-name="Emphasis"><text:span text:style-name="T7">uma fundação para a linguagem, que é </text:span></text:span><text:span text:style-name="Emphasis"><text:span text:style-name="T5">a PSF, Python Software Fondation,</text:span></text:span><text:span text:style-name="Emphasis"><text:span text:style-name="T6"> uma fundação sem fins lucrativos, que vem desenvolvendo novas versões do Python, </text:span></text:span><text:span text:style-name="Emphasis"><text:span text:style-name="T7">adicionando novas funcionalidades a linguagem</text:span></text:span><text:span text:style-name="Emphasis"><text:span text:style-name="T6">. </text:span></text:span><text:span text:style-name="Emphasis"><text:span text:style-name="T7">E muitas empresas</text:span></text:span><text:span text:style-name="Emphasis"><text:span text:style-name="T6"> </text:span></text:span><text:span text:style-name="Emphasis"><text:span text:style-name="T7">usam o Python, e uma dessas é o Google, que utiliza muito do Python, em seu desenvolvimento. Tanto que até o Guido, hoje trabalha para o Google, desenvolvendo em Pytho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09f5" officeooo:paragraph-rsid="000b09f5"/>
    </style:style>
    <style:style style:name="MT1" style:family="text">
      <style:text-properties officeooo:rsid="000dc5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P<text:span text:style-name="MT1">ython</text:span><text:tab/><text:tab/>@thiagoAlexandre3</text:p>
        <text:p text:style-name="MP1">Página: <text:page-number text:select-page="current">1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18:01:21.490844237</dc:date>
    <meta:editing-duration>PT33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61" meta:character-count="1622" meta:non-whitespace-character-count="1365"/>
  </office:meta>
</office:document-meta>
</file>